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3"/>
          <table:table-cell table:style-name="ce1"/>
          <table:table-cell table:style-name="ce3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File::GalleryFile::Phot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5" office:value-type="string">
            <text:p>Comments Role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5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EMSBadge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Ribben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table:style-name="ce2" office:value-type="string">
            <text:p>WebGUI::Asset::Sku::EMSTicket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Token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2"/>
          <table:table-cell table:style-name="ce6" office:value-type="string">
            <text:p>Group clean-up code uses definitions</text:p>
          </table:table-cell>
          <table:table-cell/>
        </table:table-row>
        <table:table-row table:style-name="ro1">
          <table:table-cell office:value-type="string">
            <text:p>WebGUI::Asset::Sku::ThingyRecord</text:p>
          </table:table-cell>
          <table:table-cell table:style-name="Default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5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6"/>
          <table:table-cell table:style-name="ce4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Collaboration::Newslette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shboard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EventManagementSyste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4"/>
        </table:table-row>
        <table:table-row table:style-name="ro1">
          <table:table-cell office:value-type="string">
            <text:p>WebGUI::Asset::Wobject::Gallery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4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6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5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5" office:value-type="string">
            <text:p>Keywords</text:p>
          </table:table-cell>
          <table:table-cell/>
          <table:table-cell table:style-name="ce6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office:value-type="string">
            <text:p>i18n . '3'</text:p>
          </table:table-cell>
          <table:table-cell/>
          <table:table-cell table:style-name="ce4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Default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5" office:value-type="string">
            <text:p>Rol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0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5T10:17:20</dc:date>
    <dc:creator>colink </dc:creator>
    <meta:editing-duration>PT12H46M36S</meta:editing-duration>
    <meta:editing-cycles>43</meta:editing-cycles>
    <meta:document-statistic meta:table-count="1" meta:cell-count="103" meta:object-count="0"/>
  </office:meta>
</office:document-meta>
</file>